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ProxyFactoryBean.postProcessProxyFactory( ProxyFactory proxy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setPointcut( Pointcut pointc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setTransactionAttributeSource( TransactionAttributeSource transaction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setTransactionAttributes( Properties transact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setTransactionManager(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ProxyFactoryBean.createMainIntercep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